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4.305cm"/>
    </style:style>
    <style:style style:name="co4" style:family="table-column">
      <style:table-column-properties fo:break-before="auto" style:column-width="14.444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ED driver" table:style-name="ta1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C1,C4</text:p>
          </table:table-cell>
          <table:table-cell table:style-name="ce5" office:value-type="string" calcext:value-type="string">
            <text:p>10uF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2,C3</text:p>
          </table:table-cell>
          <table:table-cell table:style-name="ce5" office:value-type="string" calcext:value-type="string">
            <text:p>0.1uF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5" office:value-type="string" calcext:value-type="string">
            <text:p>10nF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5" office:value-type="string" calcext:value-type="string">
            <text:p>22uF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5" office:value-type="string" calcext:value-type="string">
            <text:p>SMF24A</text:p>
          </table:table-cell>
          <table:table-cell table:style-name="ce1" office:value-type="string" calcext:value-type="string">
            <text:p>https://www.vishay.com/doc?85881</text:p>
          </table:table-cell>
          <table:table-cell table:style-name="ce1" office:value-type="string" calcext:value-type="string">
            <text:p>Diode_SMD:D_SMF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5" office:value-type="string" calcext:value-type="string">
            <text:p>B230-13-F</text:p>
          </table:table-cell>
          <table:table-cell table:style-name="ce1" office:value-type="string" calcext:value-type="string">
            <text:p>http://www.jameco.com/Jameco/Products/ProdDS/1538777.pdf</text:p>
          </table:table-cell>
          <table:table-cell table:style-name="ce1" office:value-type="string" calcext:value-type="string">
            <text:p>Diode_SMD:D_SMB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PWR_LED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Diode_SMD: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NP</text:p>
          </table:table-cell>
          <table:table-cell table:style-name="ce2" table:number-columns-repeated="16378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5" office:value-type="string" calcext:value-type="string">
            <text:p>24VDC 5A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Fuse:Fuse_1206_3216Metric_Pad1.42x1.7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7" office:value-type="string" calcext:value-type="string">
            <text:p>Conn_VCC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TerminalBlock_Phoenix:TerminalBlock_Phoenix_MKDS-1,5-2_1x02_P5.00mm_Horizonta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7" office:value-type="string" calcext:value-type="string">
            <text:p>Conn_LED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footprints:CON_532540670_MO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7" office:value-type="string" calcext:value-type="string">
            <text:p>Conn_Aux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Connector_PinSocket_2.54mm:PinSocket_2x04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NP</text:p>
          </table:table-cell>
          <table:table-cell table:style-name="ce3" table:number-columns-repeated="16378"/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7" office:value-type="string" calcext:value-type="string">
            <text:p>Conn_UART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Connector_PinHeader_2.00mm:PinHeader_1x04_P2.00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table:style-name="ce3" office:value-type="string" calcext:value-type="string">
            <text:p>J5</text:p>
          </table:table-cell>
          <table:table-cell table:style-name="ce7" office:value-type="string" calcext:value-type="string">
            <text:p>PWR_AUX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Connector_PinHeader_2.54mm:PinHeader_1x03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NP</text:p>
          </table:table-cell>
          <table:table-cell table:style-name="ce3" table:number-columns-repeated="16378"/>
        </table:table-row>
        <table:table-row table:style-name="ro1">
          <table:table-cell table:style-name="ce3" office:value-type="string" calcext:value-type="string">
            <text:p>JP1</text:p>
          </table:table-cell>
          <table:table-cell table:style-name="ce7" office:value-type="string" calcext:value-type="string">
            <text:p>Boot Mode 1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Connector_PinHeader_2.00mm:PinHeader_1x02_P2.00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379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5" office:value-type="string" calcext:value-type="string">
            <text:p>4.7uH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Inductor_SMD:L_1210_3225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Q1,Q2,Q3,Q4,Q5</text:p>
          </table:table-cell>
          <table:table-cell table:style-name="ce5" office:value-type="string" calcext:value-type="string">
            <text:p>ZXMN3A01F</text:p>
          </table:table-cell>
          <table:table-cell table:style-name="ce1" office:value-type="string" calcext:value-type="string">
            <text:p>http://www.diodes.com/assets/Datasheets/ZXMN3A01F.pdf</text:p>
          </table:table-cell>
          <table:table-cell table:style-name="ce1" office:value-type="string" calcext:value-type="string">
            <text:p>Custom:SOT-2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,R3,R5,R7,R9</text:p>
          </table:table-cell>
          <table:table-cell table:style-name="ce5" office:value-type="float" office:value="100" calcext:value-type="float">
            <text:p>100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2,R4,R6,R8,R10,R11</text:p>
          </table:table-cell>
          <table:table-cell table:style-name="ce5" office:value-type="string" calcext:value-type="string">
            <text:p>10K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2,R14</text:p>
          </table:table-cell>
          <table:table-cell table:style-name="ce5" office:value-type="string" calcext:value-type="string">
            <text:p>100K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3</text:p>
          </table:table-cell>
          <table:table-cell table:style-name="ce5" office:value-type="string" calcext:value-type="string">
            <text:p>4.7K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5</text:p>
          </table:table-cell>
          <table:table-cell table:style-name="ce5" office:value-type="string" calcext:value-type="string">
            <text:p>49.9K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6</text:p>
          </table:table-cell>
          <table:table-cell table:style-name="ce5" office:value-type="string" calcext:value-type="string">
            <text:p>16.2K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NP</text:p>
          </table:table-cell>
          <table:table-cell table:style-name="ce2" table:number-columns-repeated="16378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5" office:value-type="string" calcext:value-type="string">
            <text:p>SW_Push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Button_Switch_SMD:SW_SPST_B3U-1000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 table:visibility="collapse">
          <table:table-cell office:value-type="string" calcext:value-type="string">
            <text:p>TP1</text:p>
          </table:table-cell>
          <table:table-cell office:value-type="string" calcext:value-type="string">
            <text:p>PWM_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Loop_D2.50mm_Drill1.0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collapse">
          <table:table-cell office:value-type="string" calcext:value-type="string">
            <text:p>TP2</text:p>
          </table:table-cell>
          <table:table-cell office:value-type="string" calcext:value-type="string">
            <text:p>PWM_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Loop_D2.50mm_Drill1.0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collapse">
          <table:table-cell office:value-type="string" calcext:value-type="string">
            <text:p>TP3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Loop_D2.50mm_Drill1.0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collapse">
          <table:table-cell office:value-type="string" calcext:value-type="string">
            <text:p>TP4</text:p>
          </table:table-cell>
          <table:table-cell office:value-type="string" calcext:value-type="string">
            <text:p>PWM_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Loop_D2.50mm_Drill1.0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collapse">
          <table:table-cell office:value-type="string" calcext:value-type="string">
            <text:p>TP5</text:p>
          </table:table-cell>
          <table:table-cell office:value-type="string" calcext:value-type="string">
            <text:p>PWM_W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Loop_D2.50mm_Drill1.0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5" office:value-type="string" calcext:value-type="string">
            <text:p>ESP32-C3-MINI-1-N4</text:p>
          </table:table-cell>
          <table:table-cell table:style-name="ce1" office:value-type="string" calcext:value-type="string">
            <text:p>https://www.tme.eu/Document/ed7212a3cdbf2bc3984a946eab5596f0/ESP32C3-MINI.pdf</text:p>
          </table:table-cell>
          <table:table-cell table:style-name="ce1" office:value-type="string" calcext:value-type="string">
            <text:p>ESP32-C3-MINI-1-N4:ESP32C3MINI1N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5" office:value-type="string" calcext:value-type="string">
            <text:p>MP2359</text:p>
          </table:table-cell>
          <table:table-cell table:style-name="ce1" office:value-type="string" calcext:value-type="string">
            <text:p>https://www.monolithicpower.com/en/documentview/productdocument/index/version/2/document_type/Datasheet/lang/en/sku/MP2359/document_id/228/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9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30T22:14:00.237422569</dc:date>
    <meta:editing-duration>PT1H1M50S</meta:editing-duration>
    <meta:editing-cycles>1</meta:editing-cycles>
    <meta:document-statistic meta:table-count="1" meta:cell-count="165" meta:object-count="0"/>
    <meta:generator>LibreOffice/24.2.5.2$Linux_X86_64 LibreOffice_project/420$Build-2</meta:generator>
  </office:meta>
</office:document-meta>
</file>